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25-01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24-01-10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23-01-26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22-02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21-02-24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18-02-05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11-11-0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11-02-2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10-09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10-03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9-09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9-02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7-08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6-08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6-03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4-09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4-02-0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3-08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3-02-1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2-08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2-02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1-02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2000-08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9-08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9-01-1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4-09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9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8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7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6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15105321401</text:p>
          </table:table-cell>
          <table:table-cell office:value-type="string" calcext:value-type="string">
            <text:p>17S.14E.08.12111</text:p>
          </table:table-cell>
          <table:table-cell office:value-type="string" calcext:value-type="string">
            <text:p>195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